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column table:style-name="co3" table:number-columns-repeated="1007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Epidemiological Week</text:p>
          </table:table-cell>
          <table:table-cell table:number-columns-repeated="8"/>
          <table:table-cell office:value-type="string" calcext:value-type="string">
            <text:p>Incidence Rate</text:p>
          </table:table-cell>
          <table:table-cell/>
          <table:table-cell office:value-type="string" calcext:value-type="string">
            <text:p>Deaths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5"/>
          <table:table-cell office:value-type="string" calcext:value-type="string">
            <text:p>X 1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35,87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325" calcext:value-type="float">
            <text:p>3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5,23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325,12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347" calcext:value-type="float">
            <text:p>34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1,5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.93" calcext:value-type="float">
            <text:p>31.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0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5,2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1.29" calcext:value-type="float">
            <text:p>81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2,12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.45" calcext:value-type="float">
            <text:p>13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5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12,0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3.1" calcext:value-type="float">
            <text:p>14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4,675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1.97" calcext:value-type="float">
            <text:p>81.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8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5"/>
          <table:table-cell office:value-type="string" calcext:value-type="string">
            <text:p>25,670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6.1" calcext:value-type="float">
            <text:p>56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69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11,2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10,65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315.33" calcext:value-type="float">
            <text:p>315.33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uadaloupe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.23" calcext:value-type="float">
            <text:p>7.23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10,6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405" calcext:value-type="float">
            <text:p>40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07" calcext:value-type="float">
            <text:p>2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Barthelemy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Martin (French part) 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5"/>
          <table:table-cell office:value-type="float" office:value="854" calcext:value-type="float">
            <text:p>85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36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17,208</text:p>
          </table:table-cell>
          <table:table-cell office:value-type="string" calcext:value-type="string">
            <text:p>1,19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66.89" calcext:value-type="float">
            <text:p>166.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,0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17,143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.86" calcext:value-type="float">
            <text:p>34.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,52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cuador&amp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1,22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2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1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2,33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.66" calcext:value-type="float">
            <text:p>7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29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5"/>
          <table:table-cell office:value-type="string" calcext:value-type="string">
            <text:p>36,977</text:p>
          </table:table-cell>
          <table:table-cell office:value-type="string" calcext:value-type="string">
            <text:p>2,60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8.43" calcext:value-type="float">
            <text:p>28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9,2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*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3,022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,15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zil^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92,447</text:p>
          </table:table-cell>
          <table:table-cell office:value-type="string" calcext:value-type="string">
            <text:p>30,315</text:p>
          </table:table-cell>
          <table:table-cell table:number-columns-repeated="3"/>
          <table:table-cell office:value-type="float" office:value="60.28" calcext:value-type="float">
            <text:p>60.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3,65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9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860" calcext:value-type="float">
            <text:p>86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.77" calcext:value-type="float">
            <text:p>12.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03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3,429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5"/>
          <table:table-cell office:value-type="string" calcext:value-type="string">
            <text:p>96,329</text:p>
          </table:table-cell>
          <table:table-cell office:value-type="string" calcext:value-type="string">
            <text:p>30,61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46.3" calcext:value-type="float">
            <text:p>46.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74,19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387" calcext:value-type="float">
            <text:p>38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290" calcext:value-type="float">
            <text:p>29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807" calcext:value-type="float">
            <text:p>80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2,81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63" calcext:value-type="float">
            <text:p>16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548" calcext:value-type="float">
            <text:p>5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1,34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03" calcext:value-type="float">
            <text:p>10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5"/>
          <table:table-cell office:value-type="string" calcext:value-type="string">
            <text:p>159,830</text:p>
          </table:table-cell>
          <table:table-cell office:value-type="string" calcext:value-type="string">
            <text:p>34,172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19.57" calcext:value-type="float">
            <text:p>19.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91,13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08:40</meta:creation-date>
    <dc:date>2018-09-01T10:08:40</dc:date>
    <meta:generator>LibreOffice/5.1.6.2$Linux_X86_64 LibreOffice_project/10m0$Build-2</meta:generator>
    <meta:document-statistic meta:table-count="1" meta:cell-count="34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